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93b19" style:font-size-asian="10pt" style:font-size-complex="10pt"/>
    </style:style>
    <style:style style:name="P37" style:family="paragraph" style:parent-style-name="Standard">
      <style:text-properties style:font-name="DejaVu Sans Mono" fo:font-size="10pt" officeooo:paragraph-rsid="00185366" style:font-size-asian="10pt" style:font-size-complex="10pt"/>
    </style:style>
    <style:style style:name="P38" style:family="paragraph" style:parent-style-name="Standard">
      <style:text-properties style:font-name="DejaVu Sans Mono" fo:font-size="10pt" officeooo:rsid="00244f9f" officeooo:paragraph-rsid="00244f9f" style:font-size-asian="10pt" style:font-size-complex="10pt"/>
    </style:style>
    <style:style style:name="P39" style:family="paragraph" style:parent-style-name="Standard">
      <style:text-properties style:font-name="DejaVu Sans Mono" fo:font-size="10pt" officeooo:rsid="00244f9f" officeooo:paragraph-rsid="00293b19" style:font-size-asian="10pt" style:font-size-complex="10pt"/>
    </style:style>
    <style:style style:name="P40" style:family="paragraph" style:parent-style-name="Standard">
      <style:text-properties style:font-name="DejaVu Sans Mono" fo:font-size="10pt" officeooo:rsid="00293b19" officeooo:paragraph-rsid="00293b19" style:font-size-asian="10pt" style:font-size-complex="10pt"/>
    </style:style>
    <style:style style:name="P41" style:family="paragraph" style:parent-style-name="Standard">
      <style:text-properties officeooo:rsid="00247111" officeooo:paragraph-rsid="00247111"/>
    </style:style>
    <style:style style:name="P42" style:family="paragraph" style:parent-style-name="Standard">
      <style:text-properties officeooo:rsid="00247111" officeooo:paragraph-rsid="00410260"/>
    </style:style>
    <style:style style:name="P43" style:family="paragraph" style:parent-style-name="Standard">
      <style:text-properties officeooo:rsid="00279c21" officeooo:paragraph-rsid="00279c21"/>
    </style:style>
    <style:style style:name="P44" style:family="paragraph" style:parent-style-name="Standard">
      <style:text-properties style:font-name="DejaVu Sans"/>
    </style:style>
    <style:style style:name="P45" style:family="paragraph" style:parent-style-name="Standard">
      <style:text-properties style:font-name="DejaVu Sans" fo:font-size="10pt" style:font-size-asian="10pt" style:font-size-complex="10pt"/>
    </style:style>
    <style:style style:name="P46" style:family="paragraph" style:parent-style-name="Standard">
      <style:text-properties style:font-name="DejaVu Sans" fo:font-size="10pt" officeooo:rsid="00293b19" officeooo:paragraph-rsid="00293b19" style:font-size-asian="10pt" style:font-size-complex="10pt"/>
    </style:style>
    <style:style style:name="P47" style:family="paragraph" style:parent-style-name="Standard">
      <style:text-properties style:font-name="DejaVu Sans" fo:font-size="10pt" officeooo:paragraph-rsid="00293b19" style:font-size-asian="10pt" style:font-size-complex="10pt"/>
    </style:style>
    <style:style style:name="P48" style:family="paragraph" style:parent-style-name="Standard">
      <style:text-properties style:font-name="DejaVu Sans" fo:font-size="10pt" officeooo:paragraph-rsid="002ab289" style:font-size-asian="10pt" style:font-size-complex="10pt"/>
    </style:style>
    <style:style style:name="P49" style:family="paragraph" style:parent-style-name="Standard">
      <style:text-properties style:font-name="DejaVu Sans" fo:font-size="10pt" officeooo:paragraph-rsid="004b0df1" style:font-size-asian="10pt" style:font-size-complex="10pt"/>
    </style:style>
    <style:style style:name="P50" style:family="paragraph" style:parent-style-name="Standard">
      <style:text-properties style:font-name="DejaVu Sans" officeooo:paragraph-rsid="002ab289"/>
    </style:style>
    <style:style style:name="P51" style:family="paragraph" style:parent-style-name="Standard">
      <style:text-properties officeooo:rsid="002f639d" officeooo:paragraph-rsid="002f639d"/>
    </style:style>
    <style:style style:name="P52" style:family="paragraph" style:parent-style-name="Standard">
      <style:text-properties officeooo:rsid="0030b6e4" officeooo:paragraph-rsid="0030b6e4"/>
    </style:style>
    <style:style style:name="P53" style:family="paragraph" style:parent-style-name="Standard">
      <style:text-properties officeooo:rsid="0033027b" officeooo:paragraph-rsid="0033027b"/>
    </style:style>
    <style:style style:name="P54" style:family="paragraph" style:parent-style-name="Standard">
      <style:text-properties officeooo:rsid="00346783" officeooo:paragraph-rsid="00346783"/>
    </style:style>
    <style:style style:name="P55" style:family="paragraph" style:parent-style-name="Standard">
      <style:text-properties officeooo:rsid="00364f07" officeooo:paragraph-rsid="00364f07"/>
    </style:style>
    <style:style style:name="P56" style:family="paragraph" style:parent-style-name="Standard">
      <style:text-properties officeooo:rsid="003d4054" officeooo:paragraph-rsid="003d4054"/>
    </style:style>
    <style:style style:name="P57" style:family="paragraph" style:parent-style-name="Standard">
      <style:text-properties officeooo:rsid="0046aeb0" officeooo:paragraph-rsid="0046aeb0"/>
    </style:style>
    <style:style style:name="P58" style:family="paragraph" style:parent-style-name="Standard">
      <style:text-properties style:font-name="DejaVu Sans Mono" fo:font-size="10pt" style:font-size-asian="10pt" style:font-size-complex="10pt"/>
    </style:style>
    <style:style style:name="P59" style:family="paragraph" style:parent-style-name="Standard">
      <style:text-properties style:font-name="DejaVu Sans Mono" fo:font-size="10pt" officeooo:rsid="004f1e4f" officeooo:paragraph-rsid="004f1e4f" style:font-size-asian="10pt" style:font-size-complex="10pt"/>
    </style:style>
    <style:style style:name="P60" style:family="paragraph" style:parent-style-name="Standard">
      <style:text-properties style:font-name="DejaVu Sans Mono" fo:font-size="10pt" officeooo:rsid="00185366" officeooo:paragraph-rsid="004f1e4f" style:font-size-asian="10pt" style:font-size-complex="10pt"/>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b71ee"/>
    </style:style>
    <style:style style:name="T28" style:family="text">
      <style:text-properties officeooo:rsid="003d4054"/>
    </style:style>
    <style:style style:name="T29" style:family="text">
      <style:text-properties officeooo:rsid="003e5de3"/>
    </style:style>
    <style:style style:name="T30" style:family="text">
      <style:text-properties officeooo:rsid="00410260"/>
    </style:style>
    <style:style style:name="T31" style:family="text">
      <style:text-properties officeooo:rsid="0046aeb0"/>
    </style:style>
    <style:style style:name="T32" style:family="text">
      <style:text-properties officeooo:rsid="004878c8"/>
    </style:style>
    <style:style style:name="T33" style:family="text">
      <style:text-properties officeooo:rsid="004979f8"/>
    </style:style>
    <style:style style:name="T34" style:family="text">
      <style:text-properties officeooo:rsid="004b0df1"/>
    </style:style>
    <style:style style:name="T35" style:family="text">
      <style:text-properties officeooo:rsid="004b7d58"/>
    </style:style>
    <style:style style:name="T36" style:family="text">
      <style:text-properties officeooo:rsid="004f1e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onades</text:p>
      <text:p text:style-name="P1"/>
      <text:p text:style-name="P1"/>
      <text:p text:style-name="P1">Die Sprache Monades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1">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1">Aufgrund dieser Festlegung können Funktionen hier Module genannt genau einen Parameter besitzen. Deshalb wird die Sprache Monades genannt von ‚mono‘ gleich eins.</text:p>
      <text:p text:style-name="P51"/>
      <text:p text:style-name="P52">Es können dem Sprachkern beliebige Module hinzugefügt werden. Dies gilt auch für Parser zum Verarbeiten einer textuellen Datenstruktur. <text:span text:style-name="T21">Ist unter einem Namen ein Modul vorhanden, so geht dies der Zuweisung vor.</text:span></text:p>
      <text:p text:style-name="P51"/>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9">vorhanden</text:span>. Sowohl der Name als auch die Daten liegen <text:span text:style-name="T29">immer</text:span> als einfacher Text vor. <text:span text:style-name="T29">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1">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57">Eine einmal getroffene Zuweisung kann nicht mehr geändert werden, es sei denn der Name beginnt mit einer Tilde ‚~‘ als Akzent, dann handelt es sich um eine <text:span text:style-name="T35">v</text:span>ariable <text:span text:style-name="T35">Zuweisung</text:span>. <text:span text:style-name="T35">Die Daten selbst sind in jedem Fall immutable. Die Tilde ist Bestandteil des Namens und muss immer mit angegeben werden. Für alle anderen Akzente gilt dies nicht. (!)</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9">(Liste von Tuples)</text:span>.</text:p>
      <text:p text:style-name="P3"/>
      <text:p text:style-name="P2">..........................................................................................................................................................</text:p>
      <text:p text:style-name="P2"/>
      <text:p text:style-name="P57">[4] Akzent ::= ‚:‘ | ‚~‘ <text:span text:style-name="T33">| ‚^‘</text:span></text:p>
      <text:p text:style-name="P57"/>
      <text:p text:style-name="P11"><text:span text:style-name="T1">[5] Name</text:span> ::= <text:span text:style-name="T31">(Akzent)? ( Letter | ‚-‘ | ‚_‘ | Digit ) (NameChar)*</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1">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1">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30">Doppelpunkt</text:span> <text:span text:style-name="T28">als Akzent ‚:‘</text:span> vorangestellt werden.</text:p>
      <text:p text:style-name="P23"/>
      <text:p text:style-name="P41">Module lesen die übergebene Datenstruktur. Das kann ein Literal sein, dann wird das Ergebnis immer unter dem Namen des Moduls in die Variablentabelle (Map) gespeichert.</text:p>
      <text:p text:style-name="P41"/>
      <text:p text:style-name="P42">Ist die übergebene Datenstruktur eine Variable, wird sie mit dem Ergebnis überschrieben.</text:p>
      <text:p text:style-name="P23"/>
      <text:p text:style-name="P4"><text:soft-page-break/>..........................................................................................................................................................</text:p>
      <text:p text:style-name="P4"/>
      <text:p text:style-name="P13"><text:span text:style-name="T6">[11] Modul</text:span> ::= <text:span text:style-name="T6">Name</text:span></text:p>
      <text:p text:style-name="P13"/>
      <text:p text:style-name="P19">[1<text:span text:style-name="T32">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6">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text:soft-page-break/>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3"/>
      <text:p text:style-name="P43">Zeilen die mit ‚#‘ beginnen, werden überlesen.</text:p>
      <text:p text:style-name="P9"/>
      <text:p text:style-name="P9">..........................................................................................................................................................</text:p>
      <text:p text:style-name="P9"/>
      <text:p text:style-name="P43">[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3"/>
      <text:p text:style-name="P53">Intern werden die Daten in einer Tuples genannten Struktur gespeichert. Nur diese Struktur wird vom Programmkern verarbeitet, alle sonstigen Daten müssen an ein Modul übergeben werden.</text:p>
      <text:p text:style-name="P53"/>
      <text:p text:style-name="P53">Es gibt drei Arten von Tuples.</text:p>
      <text:p text:style-name="P53"/>
      <text:p text:style-name="P53">Literaltuple: dieses beinhaltet zwei Strings, den Namen und den Wert.</text:p>
      <text:p text:style-name="P53"/>
      <text:p text:style-name="P53">Listentuple: Dieses beinhaltet einen String für den Namen sowie eine Liste für weitere Tuples.</text:p>
      <text:p text:style-name="P53"/>
      <text:p text:style-name="P53"><text:soft-page-break/>Objekttuple: Dieses beinhaltet einen String für den Namen und einen allgemeinen Datentyp.</text:p>
      <text:p text:style-name="P53"/>
      <text:p text:style-name="P54">Die Verarbeitung beginnt auf der untersten Ebene immer mit einem Listentuple. Die Verarbeitung endet am Ende der Liste. Ein Sprung auf eine andere Ebene ist zulässig. Ein Rücksprung hinter den ‚<text:span text:style-name="T24">monades</text:span>‘ aufrufenden Listeneintrag ist zulässig. Dieser erfolgt mit ‚retur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5">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4">~</text:span>addr $host;/if/get-latest-worknumber</text:p>
      <text:p text:style-name="P34"/>
      <text:p text:style-name="P35"># Vervollständige addr und löse $host; auf</text:p>
      <text:p text:style-name="P34">resolve <text:span text:style-name="T34">~</text:span>addr</text:p>
      <text:p text:style-name="P34"/>
      <text:p text:style-name="P59"># Zuweisung der Variable ~addr zu der unveränderlichen</text:p>
      <text:p text:style-name="P59"># Zuweisung addr</text:p>
      <text:p text:style-name="P59">addr ~addr</text:p>
      <text:p text:style-name="P34"/>
      <text:p text:style-name="P60"># Hole das Dokument ab<text:span text:style-name="T15">. Die Zuweisung addr wird nicht </text:span></text:p>
      <text:p text:style-name="P60"><text:span text:style-name="T36"># überschreiben. Sie ist unveränderlich.</text:span></text:p>
      <text:p text:style-name="P34"><text:span text:style-name="T36">g</text:span>ethttp addr</text:p>
      <text:p text:style-name="P34"/>
      <text:p text:style-name="P35"># Einfache Zuweisung, das Modul jxpath ist nicht gemeint <text:span text:style-name="T15">(:).</text:span></text:p>
      <text:p text:style-name="P34">:jxpath <text:span text:style-name="T36">gethttp</text:span></text:p>
      <text:p text:style-name="P35"/>
      <text:p text:style-name="P35"># Verschiebe den Inhalt von gethttp nach jxpath</text:p>
      <text:p text:style-name="P37">resolve jxpath</text:p>
      <text:p text:style-name="P37"/>
      <text:p text:style-name="P35"># Führe JXPath aus, das Ergebnis steht nun in ‘jxpath‘</text:p>
      <text:p text:style-name="P38">#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6">#Einfache Zuweisungen</text:p>
      <text:p text:style-name="P45">host http://192.168.214.146:8086</text:p>
      <text:p text:style-name="P45">addr $host;/if/get-latest-worknumber</text:p>
      <text:p text:style-name="P45"><text:soft-page-break/></text:p>
      <text:p text:style-name="P36"># Hole das Dokument ab, <text:span text:style-name="T17">v</text:span>ervollständige addr und löse</text:p>
      <text:p text:style-name="P36"><text:span text:style-name="T17"># </text:span>$host; <text:span text:style-name="T17">vorher </text:span>auf. <text:span text:style-name="T17">Danach speichere das Ergebnis in</text:span></text:p>
      <text:p text:style-name="P40"># der Variable a.</text:p>
      <text:p text:style-name="P47">a ( gethttp ( resolve addr ) )</text:p>
      <text:p text:style-name="P45"/>
      <text:p text:style-name="P36"># Führe JXPath aus, das Ergebnis steht nun in ‘jxpath‘</text:p>
      <text:p text:style-name="P39"># (:) ist notwendig, da das Argument <text:span text:style-name="T17">kein </text:span>Literal ist.</text:p>
      <text:p text:style-name="P40"># Andernfalls stünde das Resultat in a.</text:p>
      <text:p text:style-name="P47"><text:span text:style-name="T34">j</text:span>xpath: ( a /result/content/@value )</text:p>
      <text:p text:style-name="P44"/>
      <text:p text:style-name="Standard"/>
      <text:p text:style-name="P31"><text:span text:style-name="T17">c. </text:span>Die selbe Funktionalität, <text:span text:style-name="T17">das Resultat steht in der Zuweisung b, der Statuscode in c</text:span>.</text:p>
      <text:p text:style-name="Standard"/>
      <text:p text:style-name="P47">host http://192.168.214.146:8086</text:p>
      <text:p text:style-name="P47">^addr $host;/if/get-latest-worknumber</text:p>
      <text:p text:style-name="P49">a ( gethttp addr <text:span text:style-name="T34">)</text:span></text:p>
      <text:p text:style-name="P49"><text:span text:style-name="T17">b ( </text:span>jxpath ( a /result/content/@value ) <text:span text:style-name="T17">)</text:span></text:p>
      <text:p text:style-name="P48"><text:span text:style-name="T18">c ( </text:span>jxpath ( a /result/<text:span text:style-name="T18">status-code</text:span>/@value ) <text:span text:style-name="T17">)</text:span></text:p>
      <text:p text:style-name="P5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25T13:20:06.761180960</dc:date>
    <meta:editing-duration>PT5H32M8S</meta:editing-duration>
    <meta:editing-cycles>51</meta:editing-cycles>
    <meta:document-statistic meta:table-count="0" meta:image-count="0" meta:object-count="0" meta:page-count="6" meta:paragraph-count="130" meta:word-count="1286" meta:character-count="11124" meta:non-whitespace-character-count="9966"/>
  </office:meta>
</office:document-meta>
</file>